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Quattrocento Sans1" svg:font-family="'Quattrocento Sans'"/>
    <style:font-face style:name="ＭＳ Ｐゴシック1" svg:font-family="'ＭＳ Ｐゴシック'"/>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Quattrocento Sans" svg:font-family="'Quattrocento Sans'"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53cm" svg:stroke-color="#4bacc6" draw:stroke-linejoin="miter" draw:fill="solid" draw:fill-color="#ffffff"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f1a205" draw:textarea-vertical-align="middle" draw:auto-grow-height="false" draw:fit-to-size="false" fo:min-height="0cm" fo:min-width="0cm" fo:padding-top="0.132cm" fo:padding-bottom="0.132cm" fo:padding-left="0.132cm" fo:padding-right="0.132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middle" draw:auto-grow-height="false" draw:fit-to-size="false" fo:min-height="0.763cm" fo:min-width="9.991cm" fo:padding-top="0cm" fo:padding-bottom="0cm" fo:padding-left="0cm" fo:padding-right="0cm" fo:wrap-option="wrap"/>
    </style:style>
    <style:style style:name="gr5" style:family="graphic" style:parent-style-name="standard">
      <style:graphic-properties draw:stroke="none" svg:stroke-width="0cm" draw:fill="none" draw:textarea-vertical-align="middle" draw:auto-grow-height="false" draw:fit-to-size="false" fo:min-height="0.917cm" fo:min-width="9.991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2.32cm" fo:min-width="11.51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4.022cm" fo:min-width="11.51cm" fo:padding-top="0.125cm" fo:padding-bottom="0.125cm" fo:padding-left="0.25cm" fo:padding-right="0.25cm" fo:wrap-option="wrap"/>
    </style:style>
    <style:style style:name="gr10" style:family="graphic" style:parent-style-name="standard">
      <style:graphic-properties draw:stroke="solid" svg:stroke-width="0.026cm" svg:stroke-color="#1f497d" draw:stroke-linejoin="round" draw:fill="solid" draw:fill-color="#8064a2"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d8d8d8"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ef2da"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none" draw:textarea-vertical-align="top" draw:auto-grow-height="false" draw:fit-to-size="false" fo:min-height="4.069cm" fo:min-width="11.27cm" fo:padding-top="0.125cm" fo:padding-bottom="0.125cm" fo:padding-left="0.25cm" fo:padding-right="0.25cm" fo:wrap-option="wrap"/>
    </style:style>
    <style:style style:name="gr16" style:family="graphic" style:parent-style-name="standard">
      <style:graphic-properties draw:stroke="none" svg:stroke-color="#000000" draw:fill="none" draw:fill-color="#ffffff" draw:textarea-horizontal-align="left" draw:auto-grow-height="true" draw:auto-grow-width="true" fo:min-height="1.183cm" fo:min-width="8.227cm"/>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1" style:family="paragraph">
      <loext:graphic-properties draw:fill="solid" draw:fill-color="#ffffff"/>
      <style:paragraph-properties fo:text-align="start"/>
      <style:text-properties fo:font-size="18pt"/>
    </style:style>
    <style:style style:name="P2" style:family="paragraph">
      <style:paragraph-properties fo:margin-top="0cm" fo:margin-bottom="0cm" fo:line-height="100%" fo:text-align="start"/>
    </style:style>
    <style:style style:name="P3" style:family="paragraph">
      <loext:graphic-properties draw:fill="solid" draw:fill-color="#f1a205"/>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none"/>
      <style:paragraph-properties fo:margin-top="0cm" fo:margin-bottom="0cm" fo:line-height="100%" fo:text-align="start"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text-align="start"/>
    </style:style>
    <style:style style:name="P8" style:family="paragraph">
      <style:paragraph-properties fo:text-align="start" style:punctuation-wrap="hanging" style:writing-mode="lr-tb"/>
    </style:style>
    <style:style style:name="P9" style:family="paragraph">
      <style:paragraph-properties fo:margin-top="0cm" fo:margin-bottom="0cm" fo:line-height="100%" fo:text-align="center"/>
    </style:style>
    <style:style style:name="P10" style:family="paragraph">
      <loext:graphic-properties draw:fill="solid" draw:fill-color="#8064a2"/>
      <style:paragraph-properties fo:text-align="start" style:font-independent-line-spacing="true"/>
      <style:text-properties fo:font-size="18pt"/>
    </style:style>
    <style:style style:name="P11" style:family="paragraph">
      <loext:graphic-properties draw:fill="solid" draw:fill-color="#d8d8d8"/>
      <style:paragraph-properties fo:text-align="start" style:font-independent-line-spacing="true"/>
      <style:text-properties fo:font-size="18pt"/>
    </style:style>
    <style:style style:name="P12" style:family="paragraph">
      <loext:graphic-properties draw:fill="solid" draw:fill-color="#fef2da"/>
      <style:paragraph-properties fo:text-align="start"/>
      <style:text-properties fo:font-size="18pt"/>
    </style:style>
    <style:style style:name="P13" style:family="paragraph">
      <style:paragraph-properties fo:text-align="start" style:punctuation-wrap="hanging" style:writing-mode="lr-tb">
        <style:tab-stops>
          <style:tab-stop style:position="0cm"/>
        </style:tab-stops>
      </style:paragraph-properties>
    </style:style>
    <style:style style:name="P14" style:family="paragraph">
      <loext:graphic-properties draw:fill="none"/>
      <style:paragraph-properties fo:margin-top="0cm" fo:margin-bottom="0cm" fo:text-align="start" style:font-independent-line-spacing="true"/>
      <style:text-properties fo:font-size="18pt"/>
    </style:style>
    <style:style style:name="P15" style:family="paragraph">
      <loext:graphic-properties draw:fill="none" draw:fill-color="#ffffff"/>
      <style:text-properties fo:font-size="10pt" style:font-size-asian="10pt" style:font-size-complex="10pt"/>
    </style:style>
    <style:style style:name="P16"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Arial1" fo:font-size="14.3000001907349pt" fo:letter-spacing="normal" fo:font-style="normal" style:text-underline-style="none" fo:font-weight="normal" style:font-name-asian="Arial1" style:font-size-asian="14.3000001907349pt" style:font-style-asian="normal" style:font-weight-asian="normal" style:font-name-complex="DejaVu Sans1" style:font-size-complex="14.3000001907349pt" style:font-style-complex="normal" style:font-weight-complex="normal"/>
    </style:style>
    <style:style style:name="T2" style:family="text">
      <style:text-properties fo:font-variant="normal" fo:text-transform="none" fo:color="#002c46" style:text-line-through-style="none" style:text-line-through-type="none" style:text-position="0% 100%" style:font-name="Arial1" fo:font-size="14.3000001907349pt" fo:letter-spacing="normal" fo:font-style="normal" style:text-underline-style="none" fo:font-weight="normal" style:font-name-asian="Arial1" style:font-size-asian="14.3000001907349pt" style:font-style-asian="normal" style:font-weight-asian="normal" style:font-name-complex="DejaVu Sans1" style:font-size-complex="14.300000190734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10.6999998092651pt" fo:letter-spacing="normal" fo:font-style="normal" style:text-underline-style="none" fo:font-weight="normal" style:font-name-asian="Arial1" style:font-size-asian="10.6999998092651pt" style:font-style-asian="normal" style:font-weight-asian="normal" style:font-name-complex="DejaVu Sans1" style:font-size-complex="10.6999998092651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DejaVu Sans1" style:font-size-complex="10pt" style:font-style-complex="normal" style:font-weight-complex="normal"/>
    </style:style>
    <style:style style:name="T5" style:family="text">
      <style:text-properties fo:font-variant="normal" fo:text-transform="none" fo:color="#555759" style:text-line-through-style="none" style:text-line-through-type="none" style:text-position="0% 100%" style:font-name="Arial1"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DejaVu Sans1" style:font-size-complex="10pt" style:font-style-complex="normal" style:font-weight-complex="bold"/>
    </style:style>
    <style:style style:name="T7" style:family="text">
      <style:text-properties fo:font-variant="normal" fo:text-transform="none" fo:color="#ffffff" style:text-line-through-style="none" style:text-line-through-type="none" style:text-position="0% 100%" style:font-name="Quattrocento Sans1" fo:font-size="12pt" fo:letter-spacing="normal" fo:font-style="normal" style:text-underline-style="none" fo:font-weight="bold" style:font-name-asian="Quattrocento Sans1" style:font-size-asian="12pt" style:font-style-asian="normal" style:font-weight-asian="bold" style:font-name-complex="DejaVu Sans1" style:font-size-complex="12pt" style:font-style-complex="normal" style:font-weight-complex="bold"/>
    </style:style>
    <style:style style:name="T8" style:family="text">
      <style:text-properties fo:font-variant="normal" fo:text-transform="none" fo:color="#29748d" style:text-line-through-style="none" style:text-line-through-type="none" style:text-position="0% 100%" style:font-name="Quattrocento Sans1" fo:font-size="20pt" fo:letter-spacing="normal" fo:font-style="normal" style:text-underline-style="none" fo:font-weight="bold" style:font-name-asian="Quattrocento Sans1" style:font-size-asian="20pt" style:font-style-asian="normal" style:font-weight-asian="bold" style:font-name-complex="DejaVu Sans1"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DejaVu Sans1" style:font-size-complex="14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style:style style:name="T11" style:family="text">
      <style:text-properties fo:font-size="10pt" style:font-size-asian="10pt" style:font-size-complex="10pt"/>
    </style:style>
    <style:style style:name="T1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bold" style:font-name-asian="Calibri1" style:font-size-asian="12pt" style:font-style-asian="normal" style:font-weight-asian="bold"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size-complex="12pt" style:font-style-complex="italic" style:font-weight-complex="bold"/>
    </style:style>
    <style:style style:name="T15" style:family="text">
      <style:text-properties fo:font-variant="normal" fo:text-transform="none" fo:color="#000000" style:text-line-through-style="none" style:text-line-through-type="none" style:text-position="0% 100%" style:font-name="Calibri1" fo:font-size="12pt" fo:letter-spacing="normal" fo:font-style="italic" style:text-underline-style="none" fo:font-weight="bold" style:font-name-asian="Calibri1" style:font-size-asian="12pt" style:font-style-asian="italic" style:font-weight-asian="bold" style:font-size-complex="12pt" style:font-style-complex="italic" style:font-weight-complex="bold"/>
    </style:style>
    <style:style style:name="T16"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1" fo:font-size="12pt" fo:letter-spacing="normal" fo:font-style="normal" style:text-underline-style="solid" style:text-underline-width="auto" style:text-underline-color="#ffffff" fo:font-weight="bold" style:font-name-asian="Calibri1" style:font-size-asian="12pt" style:font-style-asian="normal" style:font-weight-asian="bold"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1" draw:layer="layout" svg:width="12.064cm" svg:height="13cm" svg:x="0.383cm" svg:y="4.3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 draw:text-style-name="P1" draw:layer="layout" svg:width="12.064cm" svg:height="13cm" svg:x="12.743cm" svg:y="4.3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3" draw:layer="layout" svg:width="0.798cm" svg:height="0.798cm" svg:x="0.608cm" svg:y="4.495c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3" draw:layer="layout" svg:width="0.798cm" svg:height="0.798cm" svg:x="12.968cm" svg:y="4.495c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4" draw:layer="layout" svg:width="9.99cm" svg:height="0.62cm" svg:x="1.67cm" svg:y="4.584cm">
          <text:p text:style-name="P2"><text:span text:style-name="T2">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4" draw:layer="layout" svg:width="9.99cm" svg:height="0.62cm" svg:x="14.03cm" svg:y="4.584cm">
          <text:p text:style-name="P2"><text:span text:style-name="T2">Constraints within solution 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3" draw:layer="layout" svg:width="0.798cm" svg:height="0.798cm" svg:x="12.918cm" svg:y="9.144cm">
          <text:p text:style-name="P2"><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3" draw:layer="layout" svg:width="0.798cm" svg:height="0.798cm" svg:x="0.508cm" svg:y="10.414c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 draw:text-style-name="P5" draw:layer="layout" svg:width="9.99cm" svg:height="0.762cm" svg:x="1.524cm" svg:y="10.414cm">
          <text:p text:style-name="P2"><text:span text:style-name="T2">Criteria for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9.99cm" svg:height="0.762cm" svg:x="14.03cm" svg:y="9.144cm">
          <text:p text:style-name="P2"><text:span text:style-name="T2">Stakeholders to provide key insigh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2" draw:text-style-name="P3" draw:layer="layout" svg:width="0.798cm" svg:height="0.798cm" svg:x="0.608cm" svg:y="13.327c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2" draw:text-style-name="P3" draw:layer="layout" svg:width="0.798cm" svg:height="0.798cm" svg:x="12.918cm" svg:y="11.902cm">
          <text:p text:style-name="P2"><text:span text:style-name="T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3" draw:text-style-name="P4" draw:layer="layout" svg:width="9.99cm" svg:height="0.607cm" svg:x="1.67cm" svg:y="13.422cm">
          <text:p text:style-name="P2"><text:span text:style-name="T2">Scope of solution spa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5" draw:text-style-name="P5" draw:layer="layout" svg:width="9.99cm" svg:height="0.916cm" svg:x="14.03cm" svg:y="11.938cm">
          <text:p text:style-name="P2"><text:span text:style-name="T2">Key data 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 draw:text-style-name="P6" draw:layer="layout" svg:width="12.009cm" svg:height="3.458cm" svg:x="0.398cm" svg:y="5.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7" draw:text-style-name="P5" draw:layer="layout" svg:width="12.009cm" svg:height="2.569cm" svg:x="0.398cm" svg:y="11.176cm">
          <text:p text:style-name="P2"><text:span text:style-name="T3">1</text:span><text:span text:style-name="T4">. </text:span><text:span text:style-name="T5"><text:s/>If given a list of detailed customer segment, create a model to predict the detailed customer segment based on historical transaction data?</text:span></text:p>
          <text:p text:style-name="P2"><text:span text:style-name="T3">2. Identify which product has a high chance for commercial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4" draw:layer="layout" svg:width="12.009cm" svg:height="2.084cm" svg:x="0.519cm" svg:y="14.402cm">
          <text:p text:style-name="P7"><text:span text:style-name="T3">This project aims to explore customers data.</text:span><text:span text:style-name="T4"> </text:span><text:span text:style-name="T5">We wish to zoom in deeper into the customer segment. If given a list of detailed customer segment, create a model to predict the detailed customer segment based on historical transaction data. Given a list of companies who have come up with successful products, can you predict which customer will be the next to launch a product and chance for a commercial success</text:span><text:span text:style-name="T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4" draw:layer="layout" svg:width="12.009cm" svg:height="3cm" svg:x="12.662cm" svg:y="5.455cm">
          <text:p text:style-name="P2"><text:span text:style-name="T3">1. Data has many gaps</text:span></text:p>
          <text:p text:style-name="P2"><text:span text:style-name="T3">2. Data is not complete</text:span></text:p>
          <text:p text:style-name="P2"><text:span text:style-name="T3">3. Large number of features are identified</text:span></text:p>
          <text:p text:style-name="P2"><text:span text:style-name="T3">4. Features are both numerical and categorical</text:span></text:p>
          <text:p text:style-name="P2"><text:span text:style-name="T3">5. Although some training data is provided, there is no clear number</text:span></text:p>
          <text:p text:style-name="P2"><text:span text:style-name="T3">of classes/clusters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9" draw:text-style-name="P5" draw:layer="layout" svg:width="12.009cm" svg:height="4.271cm" svg:x="12.753cm" svg:y="12.854cm">
          <text:p text:style-name="P2"><text:span text:style-name="T3">Large number of CSV files detailing s</text:span><text:span text:style-name="T5">ales transaction data from 2017 – 2020 full year, 2021 H1 (Quarter 1 and 2) </text:span></text:p>
          <text:p text:style-name="P8"><text:span text:style-name="T5">Covers the following DSR Product Grouping: TC &amp; Plastics, EPCR Reagents, QPCR Instruments/COVID (GSD), Mol Tools, Molecular Diagnostics, The “data dictionary_d1_20210823” for explanation of column labels. Training set of data for customer segments and successful companies</text:span><text:span text:style-name="T4">.</text:span></text:p>
          <text:p text:style-name="P8"><text:span text:style-name="T6">Folder “OneDrive_1_9-27-2021” in the git repo where this PPT file is loca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10" draw:text-style-name="P10" draw:layer="layout" svg:width="1.197cm" svg:height="0.567cm" svg:x="18.426cm" svg:y="18.123cm">
          <text:p text:style-name="P9"><text:span text:style-name="T7">H</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1" draw:style-name="gr11" draw:text-style-name="P11" draw:layer="layout" svg:width="1.197cm" svg:height="0.597cm" svg:x="19.524cm" svg:y="18.094cm">
          <text:p text:style-name="P9"><text:span text:style-name="T7">D</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2" draw:style-name="gr11" draw:text-style-name="P11" draw:layer="layout" svg:width="1.197cm" svg:height="0.597cm" svg:x="20.701cm" svg:y="18.064cm">
          <text:p text:style-name="P9"><text:span text:style-name="T7">E</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3" draw:style-name="gr11" draw:text-style-name="P11" draw:layer="layout" svg:width="1.197cm" svg:height="0.597cm" svg:x="21.796cm" svg:y="18.078cm">
          <text:p text:style-name="P9"><text:span text:style-name="T7">I</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4" draw:style-name="gr11" draw:text-style-name="P11" draw:layer="layout" svg:width="1.197cm" svg:height="0.597cm" svg:x="22.905cm" svg:y="18.064cm">
          <text:p text:style-name="P9"><text:span text:style-name="T7">P</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5" draw:style-name="gr10" draw:text-style-name="P10" draw:layer="layout" svg:width="1.197cm" svg:height="0.567cm" svg:x="22.498cm" svg:y="1.964cm">
          <text:p text:style-name="P9"><text:span text:style-name="T7">H</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26" draw:style-name="gr12" draw:text-style-name="P12" draw:layer="layout" svg:width="21.455cm" svg:height="3.156cm" svg:x="0.338cm" svg:y="0.324cm">
          <text:p/>
          <draw:enhanced-geometry draw:mirror-horizontal="false" draw:mirror-vertical="false" svg:viewBox="0 0 0 0" draw:text-areas="0 0 ?f37 ?f36" draw:type="ooxml-wedgeRectCallout" draw:modifiers="53513 65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CustomShape 27" draw:style-name="gr13" draw:text-style-name="P4" draw:layer="layout" svg:width="24.424cm" svg:height="0.852cm" svg:x="0.512cm" svg:y="0.527cm">
          <text:p text:style-name="P2"><text:span text:style-name="T8">Build a winning strategy to position PCR plastics for long term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8" draw:style-name="gr14" draw:text-style-name="P4" draw:layer="layout" svg:width="12.009cm" svg:height="3cm" svg:x="12.798cm" svg:y="9.854cm">
          <text:p text:style-name="P2"><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8" draw:text-style-name="P4" draw:layer="layout" svg:width="23.843cm" svg:height="1.365cm" svg:x="0.512cm" svg:y="1.503cm">
          <text:p text:style-name="P2"><text:span text:style-name="T9">Build a model to improve forecast by SKUs in DSPR product subgrouping plastics and PCR instr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0" draw:style-name="gr15" draw:text-style-name="P14" draw:layer="layout" svg:width="11.769cm" svg:height="4.318cm" svg:x="0.508cm" svg:y="5.359cm">
          <text:p text:style-name="P13"><text:span text:style-name="T5">You are the new general manager of a critical business in the Bioscience Division (BID). The business unit sells products to enable customers to perform polymerase chain reaction (PCR) based applications. The products in your portfolio includes THERMAL CYCLERS, instruments to conduct the PCR reactions and the PCR PLASTICS, consumables that contain the reaction mixes and then placed into the Thermal Cyclers. You are coming on at a critical time for the business. The PCR Plastics market doubled overnight due to the COVID pandemic as the PCR plastics are used for the COVID diagnostics workflow. BID invested heavily into expand capacity of PCR plastics and is looking to you for guidance on the business</text:span><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5" draw:layer="layout" svg:width="8.727cm" svg:height="1.433cm" svg:x="13.308cm" svg:y="10.251cm">
          <draw:text-box>
            <text:p><text:span text:style-name="T11">Molecular biology leadership team</text:span></text:p>
            <text:p><text:span text:style-name="T11">Biosciences division leadership team</text:span></text:p>
            <text:p><text:span text:style-name="T11">Technical: Chris Bishop</text:span></text:p>
          </draw:text-box>
        </draw:frame>
        <presentation:notes draw:style-name="dp2">
          <draw:custom-shape draw:name="CustomShape 1" draw:style-name="gr6" draw:text-style-name="P6" draw:layer="layout" svg:width="0.469cm" svg:height="0.51cm" svg:x="16.784cm" svg:y="26.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1" draw:text-style-name="P17" draw:layer="layout" svg:width="15.194cm" svg:height="0.681cm" svg:x="2.193cm" svg:y="1.681cm" presentation:class="notes" presentation:user-transformed="true">
            <draw:text-box>
              <text:p text:style-name="P16"><text:span text:style-name="T12">Hypothesis: </text:span><text:span text:style-name="T13">Create a Hypothesis with an emphasis on SMART principles. </text:span><text:span text:style-name="T14">(</text:span><text:span text:style-name="T15">S – Specific, M – Measurable, A – Achievable, R – Realistic, T – Timebound). </text:span><text:span text:style-name="T16">If you cannot do this, you </text:span><text:span text:style-name="T12">do not</text:span><text:span text:style-name="T16"> have a good grasp on the business problem.</text:span></text:p>
              <text:p text:style-name="P16"><text:span text:style-name="T16"/></text:p>
              <text:p text:style-name="P16"><text:span text:style-name="T12">Context: </text:span><text:span text:style-name="T16">With context, we have </text:span><text:span text:style-name="T17">clearly identified the problem at hand </text:span><text:span text:style-name="T16">and have elucidated on how our initiative may solve this problem, alongside the commercial implications this will have on the business. </text:span></text:p>
              <text:p text:style-name="P16"><text:span text:style-name="T16"/></text:p>
              <text:p text:style-name="P16"><text:span text:style-name="T12">Criteria for Success</text:span><text:span text:style-name="T16">: Clearly defining the criteria for success ensures that the scope of your work is clearly defined and understood. Otherwise, if this isn’t defined – your work will never end which will result in mismatched expectations.</text:span></text:p>
              <text:p text:style-name="P16"><text:span text:style-name="T16"/></text:p>
              <text:p text:style-name="P16"><text:span text:style-name="T12">Scope of Solution Space: </text:span><text:span text:style-name="T16">Scoping out the solution space ensures that the business initiative is SPECIFIC for a certain segment or area. This prevents solutions that have been developed being scaled and applied for all other business units that the solution may not be responsible or scalable for.</text:span></text:p>
              <text:p text:style-name="P16"><text:span text:style-name="T16"/></text:p>
              <text:p text:style-name="P16"><text:span text:style-name="T12">Constraints within Solution Space: </text:span><text:span text:style-name="T16">Looking forward, what are the foreseeable problems we are likely to encounter? Could this be stakeholder resistance? Could this be we don’t have access to the right data? </text:span></text:p>
              <text:p text:style-name="P16"><text:span text:style-name="T16"/></text:p>
              <text:p text:style-name="P16"><text:span text:style-name="T12">Stakeholders to provide key insight: </text:span><text:span text:style-name="T16">Who are the people I need to speak to, to get the answers I need for my data analysis?</text:span></text:p>
              <text:p text:style-name="P16"><text:span text:style-name="T16"/></text:p>
              <text:p text:style-name="P16"><text:span text:style-name="T12">What key data sources are required</text:span><text:span text:style-name="T16">?</text:span></text:p>
              <text:p text:style-name="P16"><text:span text:style-name="T16">Based off my discussions with the key stakeholders – can we clearly list out all the data sources we need so we can make a highly targeted request as opposed to a scatter-gun approach where we ask for a bit of everything?</text:span></text:p>
              <text:p text:style-name="P16"><text:span text:style-name="T16"/></text:p>
              <text:p text:style-name="P16"><text:span text:style-name="T1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DejaVu Sans1" svg:font-family="'DejaVu Sans'"/>
    <style:font-face style:name="Quattrocento Sans1" svg:font-family="'Quattrocento Sans'"/>
    <style:font-face style:name="ＭＳ Ｐゴシック1" svg:font-family="'ＭＳ Ｐゴシック'"/>
    <style:font-face style:name="Arial" svg:font-family="Arial" style:font-pitch="variable"/>
    <style:font-face style:name="Arial Unicode MS1" svg:font-family="'Arial Unicode MS'"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Microsoft YaHei1" svg:font-family="'Microsoft YaHei'" style:font-pitch="variable"/>
    <style:font-face style:name="Quattrocento Sans" svg:font-family="'Quattrocento Sans'"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1.86cm" svg:height="0.343cm" svg:x="23.051cm" svg:y="0.1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er H</meta:initial-creator>
    <dc:language>en-US</dc:language>
    <dc:date>2021-10-15T12:52:56.493000000</dc:date>
    <meta:editing-cycles>9</meta:editing-cycles>
    <meta:editing-duration>PT1H7M39S</meta:editing-duration>
    <meta:generator>LibreOffice/5.0.0.5$Windows_x86 LibreOffice_project/1b1a90865e348b492231e1c451437d7a15bb262b</meta:generator>
    <meta:document-statistic meta:object-count="52"/>
  </office:meta>
</office:document-meta>
</file>